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20000000209F13D44B.png" manifest:media-type=""/>
  <manifest:file-entry manifest:full-path="Pictures/100002010000002000000020A268647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4.178cm" style:rel-column-width="48901*"/>
    </style:style>
    <style:style style:name="Tableau3.B" style:family="table-column">
      <style:table-column-properties style:column-width="4.822cm" style:rel-column-width="16634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="none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3.067cm" style:rel-column-width="45069*"/>
    </style:style>
    <style:style style:name="Tableau7.B" style:family="table-column">
      <style:table-column-properties style:column-width="5.934cm" style:rel-column-width="20466*"/>
    </style:style>
    <style:style style:name="Tableau7.A1" style:family="table-cell">
      <style:table-cell-properties fo:background-color="transparent" fo:padding="0.097cm" fo:border="none">
        <style:background-image/>
      </style:table-cell-properties>
    </style:style>
    <style:style style:name="Tableau7.B1" style:family="table-cell">
      <style:table-cell-properties style:vertical-align="middle" fo:padding="0.097cm" fo:border="none"/>
    </style:style>
    <style:style style:name="Tableau2" style:family="table">
      <style:table-properties style:width="19.006cm" fo:margin-left="0cm" table:align="left"/>
    </style:style>
    <style:style style:name="Tableau2.A" style:family="table-column">
      <style:table-column-properties style:column-width="7.13cm"/>
    </style:style>
    <style:style style:name="Tableau2.B" style:family="table-column">
      <style:table-column-properties style:column-width="5.941cm"/>
    </style:style>
    <style:style style:name="Tableau2.C" style:family="table-column">
      <style:table-column-properties style:column-width="5.935cm"/>
    </style:style>
    <style:style style:name="Tableau2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2.C1" style:family="table-cell">
      <style:table-cell-properties fo:background-color="#fff5f0" fo:padding="0.097cm" fo:border="0.05pt solid #999999">
        <style:background-image/>
      </style:table-cell-properties>
    </style:style>
    <style:style style:name="Tableau2.2" style:family="table-row">
      <style:table-row-properties style:min-row-height="0.081cm"/>
    </style:style>
    <style:style style:name="Tableau2.A2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C2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4" style:family="table">
      <style:table-properties style:width="18.99cm" table:align="left"/>
    </style:style>
    <style:style style:name="Tableau4.A" style:family="table-column">
      <style:table-column-properties style:column-width="0.741cm"/>
    </style:style>
    <style:style style:name="Tableau4.B" style:family="table-column">
      <style:table-column-properties style:column-width="6.389cm"/>
    </style:style>
    <style:style style:name="Tableau4.C" style:family="table-column">
      <style:table-column-properties style:column-width="1.94cm"/>
    </style:style>
    <style:style style:name="Tableau4.D" style:family="table-column">
      <style:table-column-properties style:column-width="2.381cm"/>
    </style:style>
    <style:style style:name="Tableau4.E" style:family="table-column">
      <style:table-column-properties style:column-width="1.616cm"/>
    </style:style>
    <style:style style:name="Tableau4.F" style:family="table-column">
      <style:table-column-properties style:column-width="1.764cm"/>
    </style:style>
    <style:style style:name="Tableau4.G" style:family="table-column">
      <style:table-column-properties style:column-width="1.647cm"/>
    </style:style>
    <style:style style:name="Tableau4.H" style:family="table-column">
      <style:table-column-properties style:column-width="2.512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4.H1" style:family="table-cell">
      <style:table-cell-properties fo:background-color="#fff5f0" fo:padding="0.097cm" fo:border="0.05pt solid #999999">
        <style:background-image/>
      </style:table-cell-properties>
    </style:style>
    <style:style style:name="Tableau4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4.3" style:family="table-row">
      <style:table-row-properties style:min-row-height="0.081cm" fo:keep-together="always"/>
    </style:style>
    <style:style style:name="Tableau4.A3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4.4" style:family="table-row">
      <style:table-row-properties style:min-row-height="0.852cm" fo:keep-together="always"/>
    </style:style>
    <style:style style:name="Tableau4.A4" style:family="table-cell" style:data-style-name="N100">
      <style:table-cell-properties style:vertical-align="bottom" fo:background-color="transparent" fo:padding="0.097cm" fo:border-left="0.05pt solid #999999" fo:border-right="0.05pt solid #999999" fo:border-top="0.05pt solid #999999" fo:border-bottom="2.5pt solid #333333">
        <style:background-image/>
      </style:table-cell-properties>
    </style:style>
    <style:style style:name="Tableau4.10" style:family="table-row">
      <style:table-row-properties style:min-row-height="0.212cm" fo:keep-together="always"/>
    </style:style>
    <style:style style:name="Tableau4.A10" style:family="table-cell" style:data-style-name="N100">
      <style:table-cell-properties fo:background-color="#80808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4.A13" style:family="table-cell" style:data-style-name="N100">
      <style:table-cell-properties fo:background-color="transparent" fo:padding="0.097cm" fo:border-left="0.05pt solid #999999" fo:border-right="none" fo:border-top="0.5pt solid #000000" fo:border-bottom="none">
        <style:background-image/>
      </style:table-cell-properties>
    </style:style>
    <style:style style:name="Tableau4.H13" style:family="table-cell" style:data-style-name="N100">
      <style:table-cell-properties fo:background-color="transparent" fo:padding="0.097cm" fo:border-left="0.05pt solid #999999" fo:border-right="0.05pt solid #999999" fo:border-top="0.5pt solid #000000" fo:border-bottom="0.05pt solid #999999">
        <style:background-image/>
      </style:table-cell-properties>
    </style:style>
    <style:style style:name="Tableau4.A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C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D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E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F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G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18" style:family="table-row">
      <style:table-row-properties style:min-row-height="0.579cm" fo:keep-together="always"/>
    </style:style>
    <style:style style:name="Tableau4.A19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B19" style:family="table-cell" style:data-style-name="N100">
      <style:table-cell-properties fo:background-color="#fffafa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4.22" style:family="table-row">
      <style:table-row-properties style:min-row-height="0.397cm" fo:keep-together="always"/>
    </style:style>
    <style:style style:name="Tableau5" style:family="table">
      <style:table-properties style:width="19.001cm" table:align="margins" style:shadow="none" style:may-break-between-rows="false"/>
    </style:style>
    <style:style style:name="Tableau5.A" style:family="table-column">
      <style:table-column-properties style:column-width="6.443cm" style:rel-column-width="3653*"/>
    </style:style>
    <style:style style:name="Tableau5.B" style:family="table-column">
      <style:table-column-properties style:column-width="2.32cm" style:rel-column-width="1315*"/>
    </style:style>
    <style:style style:name="Tableau5.C" style:family="table-column">
      <style:table-column-properties style:column-width="2.695cm" style:rel-column-width="1528*"/>
    </style:style>
    <style:style style:name="Tableau5.D" style:family="table-column">
      <style:table-column-properties style:column-width="7.542cm" style:rel-column-width="4276*"/>
    </style:style>
    <style:style style:name="Tableau5.A1" style:family="table-cell">
      <style:table-cell-properties fo:padding="0cm" fo:border="none"/>
    </style:style>
    <style:style style:name="Tableau5.2" style:family="table-row">
      <style:table-row-properties style:min-row-height="0.997cm"/>
    </style:style>
    <style:style style:name="Tableau5.A2" style:family="table-cell">
      <style:table-cell-properties fo:padding="0.101cm" fo:border="none"/>
    </style:style>
    <style:style style:name="Tableau5.A3" style:family="table-cell">
      <style:table-cell-properties fo:background-color="#fff5f0" fo:padding="0.101cm" fo:border-left="0.05pt solid #999999" fo:border-right="none" fo:border-top="0.05pt solid #999999" fo:border-bottom="0.05pt solid #999999">
        <style:background-image/>
      </style:table-cell-properties>
    </style:style>
    <style:style style:name="Tableau5.C3" style:family="table-cell">
      <style:table-cell-properties fo:background-color="#fff5f0" fo:padding="0.101cm" fo:border="0.05pt solid #999999">
        <style:background-image/>
      </style:table-cell-properties>
    </style:style>
    <style:style style:name="Tableau5.A4" style:family="table-cell">
      <style:table-cell-properties fo:padding="0.101cm" fo:border-left="0.05pt solid #999999" fo:border-right="0.05pt solid #999999" fo:border-top="none" fo:border-bottom="0.05pt solid #999999"/>
    </style:style>
    <style:style style:name="Tableau5.5" style:family="table-row"/>
    <style:style style:name="Tableau5.A5" style:family="table-cell">
      <style:table-cell-properties fo:padding="0.101cm" fo:border-left="0.05pt solid #999999" fo:border-right="none" fo:border-top="none" fo:border-bottom="0.05pt solid #999999"/>
    </style:style>
    <style:style style:name="Tableau5.B5" style:family="table-cell">
      <style:table-cell-properties fo:padding="0.101cm" fo:border-left="0.05pt solid #999999" fo:border-right="none" fo:border-top="none" fo:border-bottom="0.05pt solid #999999"/>
    </style:style>
    <style:style style:name="Tableau5.C5" style:family="table-cell">
      <style:table-cell-properties fo:padding="0.101cm" fo:border-left="0.05pt solid #999999" fo:border-right="0.05pt solid #999999" fo:border-top="none" fo:border-bottom="0.05pt solid #999999"/>
    </style:style>
    <style:style style:name="Tableau5.A6" style:family="table-cell">
      <style:table-cell-properties fo:padding="0.101cm" fo:border-left="0.05pt solid #999999" fo:border-right="0.05pt solid #999999" fo:border-top="none" fo:border-bottom="0.05pt solid #999999"/>
    </style:style>
    <style:style style:name="Tableau6" style:family="table">
      <style:table-properties style:width="11.458cm" table:align="margins" fo:background-color="transparent">
        <style:background-image/>
      </style:table-properties>
    </style:style>
    <style:style style:name="Tableau6.A" style:family="table-column">
      <style:table-column-properties style:column-width="0.843cm" style:rel-column-width="4820*"/>
    </style:style>
    <style:style style:name="Tableau6.B" style:family="table-column">
      <style:table-column-properties style:column-width="10.615cm" style:rel-column-width="60715*"/>
    </style:style>
    <style:style style:name="Tableau6.A1" style:family="table-cell">
      <style:table-cell-properties fo:padding="0.101cm" fo:border="none"/>
    </style:style>
    <style:style style:name="Tableau6.B1" style:family="table-cell">
      <style:table-cell-properties fo:padding="0.101cm" fo:border-left="0.05pt solid #999999" fo:border-right="none" fo:border-top="none" fo:border-bottom="none"/>
    </style:style>
    <style:style style:name="Tableau8" style:family="table">
      <style:table-properties style:width="7.542cm" table:align="margins" style:may-break-between-rows="false"/>
    </style:style>
    <style:style style:name="Tableau8.A" style:family="table-column">
      <style:table-column-properties style:column-width="3.374cm" style:rel-column-width="29325*"/>
    </style:style>
    <style:style style:name="Tableau8.B" style:family="table-column">
      <style:table-column-properties style:column-width="4.168cm" style:rel-column-width="36210*"/>
    </style:style>
    <style:style style:name="Tableau8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8.B1" style:family="table-cell">
      <style:table-cell-properties fo:padding="0.097cm" fo:border="0.05pt solid #999999"/>
    </style:style>
    <style:style style:name="Tableau8.A2" style:family="table-cell">
      <style:table-cell-properties fo:background-color="#fff5f0" fo:padding="0.097cm" fo:border-left="0.05pt solid #999999" fo:border-right="none" fo:border-top="none" fo:border-bottom="0.05pt solid #999999">
        <style:background-image/>
      </style:table-cell-properties>
    </style:style>
    <style:style style:name="Tableau8.B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8.B3" style:family="table-cell">
      <style:table-cell-properties fo:background-color="#fff5f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4" style:family="paragraph" style:parent-style-name="Table_20_Contents">
      <style:text-properties style:font-name="Calibri" fo:font-size="16pt" style:font-size-complex="16pt"/>
    </style:style>
    <style:style style:name="P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7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9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10" style:family="paragraph" style:parent-style-name="Text_20_body">
      <style:text-properties fo:font-size="2pt" officeooo:paragraph-rsid="02067741" style:font-size-asian="1.75pt" style:font-size-complex="2pt"/>
    </style:style>
    <style:style style:name="P11" style:family="paragraph" style:parent-style-name="Standard">
      <style:text-properties style:font-name="Calibri" officeooo:paragraph-rsid="003ad84c"/>
    </style:style>
    <style:style style:name="P12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keep-together="always" fo:text-indent="0cm" style:auto-text-indent="false" fo:background-color="transparent" fo:padding="0.049cm" fo:border="0.06pt solid #999999" style:shadow="none" fo:keep-with-next="always">
        <style:tab-stops/>
        <style:background-image/>
      </style:paragraph-properties>
      <style:text-properties style:font-name="Calibri" fo:font-size="7pt" fo:language="fr" fo:country="FR" fo:font-weight="normal" officeooo:rsid="00300d16" officeooo:paragraph-rsid="026affba" style:font-size-asian="7pt" style:font-weight-asian="normal" style:font-size-complex="7pt" style:font-weight-complex="normal"/>
    </style:style>
    <style:style style:name="P14" style:family="paragraph" style:parent-style-name="Standard">
      <style:paragraph-properties fo:text-align="justify" style:justify-single-word="false" fo:background-color="#fffafa" fo:padding="0.049cm" fo:border="0.06pt solid #999999" style:shadow="none">
        <style:tab-stops/>
        <style:background-image/>
      </style:paragraph-properties>
      <style:text-properties style:font-name="Calibri" fo:font-size="10pt" fo:font-weight="bold" officeooo:paragraph-rsid="014bdd50" style:font-size-asian="10pt" style:font-weight-asian="bold" style:font-size-complex="10pt" style:font-weight-complex="bold"/>
    </style:style>
    <style:style style:name="P15" style:family="paragraph" style:parent-style-name="Standard" style:master-page-name="">
      <style:paragraph-properties fo:text-align="start" style:justify-single-word="false" fo:keep-together="always" style:page-number="auto" fo:background-color="transparent" fo:padding="0.049cm" fo:border="0.06pt solid #999999" style:shadow="none" fo:keep-with-next="always">
        <style:tab-stops/>
        <style:background-image/>
      </style:paragraph-properties>
      <style:text-properties style:font-name="Calibri" fo:font-size="7pt" fo:language="fr" fo:country="FR" fo:font-weight="bold" officeooo:paragraph-rsid="02499b0a" style:font-size-asian="7pt" style:font-weight-asian="bold" style:font-size-complex="7pt" style:font-weight-complex="bold"/>
    </style:style>
    <style:style style:name="P16" style:family="paragraph" style:parent-style-name="Standard" style:master-page-name="">
      <style:paragraph-properties fo:text-align="start" style:justify-single-word="false" fo:keep-together="always" style:page-number="auto" fo:background-color="transparent" fo:padding="0.049cm" fo:border="0.06pt solid #999999" style:shadow="none" fo:keep-with-next="always">
        <style:tab-stops/>
        <style:background-image/>
      </style:paragraph-properties>
      <style:text-properties style:font-name="Calibri" fo:font-size="7pt" fo:language="fr" fo:country="FR" fo:font-weight="bold" officeooo:paragraph-rsid="026affba" style:font-size-asian="7pt" style:font-weight-asian="bold" style:font-size-complex="7pt" style:font-weight-complex="bold"/>
    </style:style>
    <style:style style:name="P17" style:family="paragraph" style:parent-style-name="Standard">
      <style:paragraph-properties fo:text-align="start" style:justify-single-word="false" fo:keep-together="always" fo:background-color="transparent" fo:padding="0.049cm" fo:border="0.06pt solid #999999" style:shadow="none" fo:keep-with-next="always">
        <style:tab-stops/>
        <style:background-image/>
      </style:paragraph-properties>
      <style:text-properties style:font-name="Calibri" fo:font-size="7pt" fo:language="fr" fo:country="FR" fo:font-weight="normal" officeooo:rsid="024a9ec8" officeooo:paragraph-rsid="024a9ec8" style:font-size-asian="7pt" style:font-weight-asian="normal" style:font-size-complex="7pt" style:font-weight-complex="normal"/>
    </style:style>
    <style:style style:name="P18" style:family="paragraph" style:parent-style-name="Standard">
      <style:paragraph-properties fo:text-align="start" style:justify-single-word="false" fo:keep-together="always" fo:background-color="transparent" fo:padding="0.049cm" fo:border="0.06pt solid #999999" style:shadow="none" fo:keep-with-next="always">
        <style:tab-stops/>
        <style:background-image/>
      </style:paragraph-properties>
      <style:text-properties style:font-name="Calibri" fo:font-size="7pt" fo:language="fr" fo:country="FR" fo:font-weight="normal" officeooo:rsid="024a9ec8" officeooo:paragraph-rsid="026affba" style:font-size-asian="7pt" style:font-weight-asian="normal" style:font-size-complex="7pt" style:font-weight-complex="normal"/>
    </style:style>
    <style:style style:name="P19" style:family="paragraph" style:parent-style-name="Standard">
      <style:paragraph-properties fo:text-align="start" style:justify-single-word="false" fo:keep-together="always" fo:background-color="transparent" fo:padding="0.049cm" fo:border="0.06pt solid #999999" style:shadow="none" fo:keep-with-next="always">
        <style:tab-stops/>
        <style:background-image/>
      </style:paragraph-properties>
      <style:text-properties style:font-name="Calibri" fo:font-size="7pt" fo:language="fr" fo:country="FR" fo:font-weight="bold" officeooo:paragraph-rsid="02499b0a" style:font-size-asian="7pt" style:font-weight-asian="bold" style:font-size-complex="7pt" style:font-weight-complex="bold"/>
    </style:style>
    <style:style style:name="P20" style:family="paragraph" style:parent-style-name="Standard">
      <style:paragraph-properties fo:text-align="start" style:justify-single-word="false" fo:keep-together="always" fo:background-color="transparent" fo:padding="0.049cm" fo:border="0.06pt solid #999999" style:shadow="none" fo:keep-with-next="always">
        <style:tab-stops/>
        <style:background-image/>
      </style:paragraph-properties>
      <style:text-properties style:font-name="Calibri" fo:font-size="7pt" fo:language="fr" fo:country="FR" fo:font-weight="bold" officeooo:paragraph-rsid="026affba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Calibri" fo:font-size="9pt" officeooo:rsid="00300d16" officeooo:paragraph-rsid="0115cbef" style:font-size-asian="9pt" style:font-size-complex="9pt"/>
    </style:style>
    <style:style style:name="P22" style:family="paragraph" style:parent-style-name="Table_20_Contents">
      <style:paragraph-properties fo:text-align="end" style:justify-single-word="false"/>
      <style:text-properties style:font-name="Calibri" fo:font-size="9pt" officeooo:paragraph-rsid="020d7ad8" style:font-size-asian="9pt" style:font-size-complex="9pt"/>
    </style:style>
    <style:style style:name="P23" style:family="paragraph" style:parent-style-name="Table_20_Contents">
      <style:paragraph-properties fo:text-align="end" style:justify-single-word="false"/>
      <style:text-properties style:font-name="Calibri" fo:font-size="9pt" officeooo:paragraph-rsid="0115cbef" style:font-size-asian="9pt" style:font-size-complex="9pt"/>
    </style:style>
    <style:style style:name="P24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1ff44dd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bdd50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text-properties style:font-name="Calibri" fo:font-size="10pt" fo:font-style="normal" fo:font-weight="normal" officeooo:rsid="003ad84c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0dbe48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0f6b5e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111026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0ae6c1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fe48fc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43bcd0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46f34d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style:font-name="Calibri" fo:font-size="10pt" fo:font-style="normal" fo:font-weight="bold" officeooo:rsid="01ff44dd" officeooo:paragraph-rsid="01ff44dd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Table_20_Contents">
      <style:paragraph-properties fo:text-align="end" style:justify-single-word="false"/>
      <style:text-properties style:font-name="Calibri" fo:font-size="10pt" fo:font-style="normal" fo:font-weight="bold" officeooo:rsid="003ad84c" officeooo:paragraph-rsid="01ff44dd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9fab3d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40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41" style:family="paragraph" style:parent-style-name="Table_20_Contents">
      <style:paragraph-properties fo:text-align="end" style:justify-single-word="false"/>
      <style:text-properties style:font-name="Calibri" fo:font-size="10pt" officeooo:paragraph-rsid="02067741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Calibri" fo:font-size="10pt" officeooo:paragraph-rsid="003ad84c" style:font-size-asian="10pt" style:font-size-complex="10pt"/>
    </style:style>
    <style:style style:name="P43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2067741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Calibri" fo:font-size="10pt" fo:font-weight="bold" officeooo:rsid="00b25b52" officeooo:paragraph-rsid="014bdd50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Calibri" officeooo:paragraph-rsid="020dbe48"/>
    </style:style>
    <style:style style:name="P46" style:family="paragraph" style:parent-style-name="Table_20_Contents">
      <style:paragraph-properties fo:text-align="start" style:justify-single-word="false"/>
      <style:text-properties style:font-name="Calibri" officeooo:paragraph-rsid="020f6b5e"/>
    </style:style>
    <style:style style:name="P47" style:family="paragraph" style:parent-style-name="Table_20_Contents">
      <style:paragraph-properties fo:text-align="start" style:justify-single-word="false"/>
      <style:text-properties style:font-name="Calibri" officeooo:paragraph-rsid="02111026"/>
    </style:style>
    <style:style style:name="P48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d6629" officeooo:paragraph-rsid="0126d79f" style:font-size-asian="10.5pt" style:font-weight-asian="bold" style:font-size-complex="10.5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3b8f2" officeooo:paragraph-rsid="0213b8f2" style:font-size-asian="10.5pt" style:font-weight-asian="bold" style:font-size-complex="10.5pt" style:font-weight-complex="bold"/>
    </style:style>
    <style:style style:name="P50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152537" officeooo:paragraph-rsid="01152537" style:font-size-asian="10.5pt" style:font-weight-asian="bold" style:font-size-complex="10.5pt" style:font-weight-complex="bold"/>
    </style:style>
    <style:style style:name="P53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8215e" officeooo:paragraph-rsid="00e8215e" style:font-size-asian="10.5pt" style:font-weight-asian="bold" style:font-size-complex="10.5pt" style:font-weight-complex="bold"/>
    </style:style>
    <style:style style:name="P54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0ea7dbd" style:font-size-asian="10.5pt" style:font-weight-asian="bold" style:font-size-complex="10.5pt" style:font-weight-complex="bold"/>
    </style:style>
    <style:style style:name="P55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b39c7" officeooo:paragraph-rsid="00eb39c7" style:font-size-asian="10.5pt" style:font-weight-asian="bold" style:font-size-complex="10.5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2067741" style:font-size-asian="10.5pt" style:font-weight-asian="bold" style:font-size-complex="10.5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f6afed" officeooo:paragraph-rsid="00f6afed" style:font-size-asian="10.5pt" style:font-weight-asian="bold" style:font-size-complex="10.5pt" style:font-weight-complex="bold"/>
    </style:style>
    <style:style style:name="P59" style:family="paragraph" style:parent-style-name="Table_20_Contents">
      <style:paragraph-properties fo:text-align="end" style:justify-single-word="false"/>
      <style:text-properties style:font-name="Calibri" fo:font-size="10.5pt" fo:font-style="normal" fo:font-weight="bold" officeooo:rsid="00ed6629" officeooo:paragraph-rsid="01f176dd" style:font-size-asian="10.5pt" style:font-style-asian="normal" style:font-weight-asian="bold" style:font-size-complex="10.5pt" style:font-style-complex="normal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300d16" officeooo:paragraph-rsid="010ae6c1" style:font-size-asian="10.5pt" style:font-style-asian="normal" style:font-weight-asian="bold" style:font-size-complex="10.5pt" style:font-style-complex="normal" style:font-weight-complex="bold"/>
    </style:style>
    <style:style style:name="P61" style:family="paragraph" style:parent-style-name="Table_20_Contents">
      <style:paragraph-properties fo:text-align="end" style:justify-single-word="false"/>
      <style:text-properties style:font-name="Calibri" fo:font-size="8pt" officeooo:paragraph-rsid="01173850" style:font-size-asian="8pt" style:font-size-complex="8pt"/>
    </style:style>
    <style:style style:name="P62" style:family="paragraph" style:parent-style-name="Table_20_Contents">
      <style:paragraph-properties fo:text-align="center" style:justify-single-word="false"/>
      <style:text-properties style:font-name="Calibri" fo:font-size="7pt" officeooo:paragraph-rsid="01152537" style:font-size-asian="7pt" style:font-size-complex="7pt"/>
    </style:style>
    <style:style style:name="P63" style:family="paragraph" style:parent-style-name="Table_20_Contents">
      <style:text-properties fo:font-size="2pt" officeooo:rsid="016a0088" style:font-size-asian="2pt" style:font-size-complex="2pt"/>
    </style:style>
    <style:style style:name="P64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.5pt" fo:font-weight="bold" officeooo:rsid="00a32c25" officeooo:paragraph-rsid="020dbe48" style:font-size-asian="10.5pt" style:font-weight-asian="bold" style:font-size-complex="10.5pt" style:font-weight-complex="bold"/>
    </style:style>
    <style:style style:name="P65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officeooo:paragraph-rsid="0108aae2" style:font-size-asian="10pt" style:font-size-complex="10pt"/>
    </style:style>
    <style:style style:name="P66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officeooo:paragraph-rsid="0215bff4" style:font-size-asian="10pt" style:font-size-complex="10pt"/>
    </style:style>
    <style:style style:name="P67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officeooo:paragraph-rsid="0215bff4" style:font-size-asian="10pt" style:font-size-complex="10pt"/>
    </style:style>
    <style:style style:name="P68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215bff4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215bff4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215bff4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6pt" officeooo:paragraph-rsid="0215bff4" style:font-size-asian="10pt" style:font-size-complex="16pt"/>
    </style:style>
    <style:style style:name="P72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fo:font-size="10pt" officeooo:paragraph-rsid="0215bff4" style:font-size-asian="10pt" style:font-size-complex="10pt"/>
    </style:style>
    <style:style style:name="P73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use-window-font-color="true" style:font-name="Calibri" fo:font-size="10pt" fo:font-style="normal" fo:font-weight="normal" officeooo:rsid="003ad84c" officeooo:paragraph-rsid="0215bff4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officeooo:paragraph-rsid="0215bff4"/>
    </style:style>
    <style:style style:name="P75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left="0.123cm" fo:margin-right="-0.009cm" fo:text-align="justify" style:justify-single-word="false" fo:text-indent="0cm" style:auto-text-indent="false"/>
      <style:text-properties style:font-name="Calibri" fo:font-size="9pt" fo:font-style="italic" fo:font-weight="bold" officeooo:paragraph-rsid="010d9365" style:font-size-asian="9pt" style:font-style-asian="italic" style:font-weight-asian="bold" style:font-size-complex="9pt" style:font-style-complex="italic" style:font-weight-complex="bold"/>
    </style:style>
    <style:style style:name="P77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1fe48fc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able_20_Contents">
      <style:paragraph-properties fo:margin-left="0.27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left="0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9pt" fo:font-style="italic" fo:font-weight="normal" officeooo:rsid="00300d16" officeooo:paragraph-rsid="01e01fa7" style:font-size-asian="9pt" style:font-style-asian="italic" style:font-weight-asian="normal" style:font-size-complex="9pt" style:font-style-complex="italic" style:font-weight-complex="normal"/>
    </style:style>
    <style:style style:name="P81" style:family="paragraph" style:parent-style-name="Table_20_Contents">
      <style:paragraph-properties fo:margin-left="0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9pt" fo:font-style="italic" fo:font-weight="normal" officeooo:rsid="00300d16" officeooo:paragraph-rsid="01d46759" style:font-size-asian="9pt" style:font-style-asian="italic" style:font-weight-asian="normal" style:font-size-complex="9pt" style:font-style-complex="italic" style:font-weight-complex="normal"/>
    </style:style>
    <style:style style:name="P82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9pt" officeooo:rsid="00300d16" officeooo:paragraph-rsid="02067741" style:font-size-asian="9pt" style:font-size-complex="9pt"/>
    </style:style>
    <style:style style:name="P83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9pt" fo:font-style="normal" fo:font-weight="normal" officeooo:rsid="003ad84c" officeooo:paragraph-rsid="025b7091" style:font-size-asian="9pt" style:font-style-asian="normal" style:font-weight-asian="normal" style:font-size-complex="9pt" style:font-style-complex="normal" style:font-weight-complex="normal"/>
    </style:style>
    <style:style style:name="P84" style:family="paragraph" style:parent-style-name="Table_20_Contents">
      <style:paragraph-properties fo:margin-left="0cm" fo:margin-right="0cm" fo:text-align="end" style:justify-single-word="false" fo:text-indent="0cm" style:auto-text-indent="false" fo:background-color="transparent">
        <style:background-image/>
      </style:paragraph-properties>
      <style:text-properties style:font-name="Calibri" fo:font-size="10pt" fo:font-style="normal" fo:font-weight="normal" officeooo:rsid="003ad84c" officeooo:paragraph-rsid="025b7091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officeooo:rsid="00300d16" officeooo:paragraph-rsid="02067741" style:font-size-asian="10pt" style:font-size-complex="10pt"/>
    </style:style>
    <style:style style:name="P86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officeooo:rsid="00300d16" officeooo:paragraph-rsid="025b7091" style:font-size-asian="10pt" style:font-size-complex="10pt"/>
    </style:style>
    <style:style style:name="P87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fo:language="fr" fo:country="FR" officeooo:rsid="00300d16" officeooo:paragraph-rsid="02067741" style:font-size-asian="10pt" style:font-size-complex="10pt"/>
    </style:style>
    <style:style style:name="P88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fo:language="fr" fo:country="FR" fo:font-style="normal" fo:font-weight="normal" officeooo:rsid="003f7786" officeooo:paragraph-rsid="02499b0a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Table_20_Contents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Calibri" fo:font-size="10pt" fo:font-weight="bold" officeooo:rsid="025b7091" officeooo:paragraph-rsid="025b7091" style:font-size-asian="10pt" style:font-weight-asian="bold" style:font-size-complex="10pt" style:font-weight-complex="bold"/>
    </style:style>
    <style:style style:name="P90" style:family="paragraph" style:parent-style-name="Table_20_Contents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Calibri" fo:font-size="10.5pt" fo:font-weight="bold" officeooo:rsid="00300d16" officeooo:paragraph-rsid="025b7091" style:font-size-asian="10.5pt" style:font-weight-asian="bold" style:font-size-complex="10.5pt" style:font-weight-complex="bold"/>
    </style:style>
    <style:style style:name="P91" style:family="paragraph" style:parent-style-name="Table_20_Contents">
      <style:paragraph-properties fo:margin-left="0cm" fo:margin-right="0cm" fo:text-align="start" style:justify-single-word="false" fo:keep-together="always" fo:text-indent="0cm" style:auto-text-indent="false" fo:background-color="transparent" fo:padding="0.049cm" fo:border="0.06pt solid #999999" style:shadow="none" fo:keep-with-next="always">
        <style:tab-stops/>
        <style:background-image/>
      </style:paragraph-properties>
      <style:text-properties style:font-name="Calibri" fo:font-size="7pt" fo:language="fr" fo:country="FR" fo:font-weight="normal" officeooo:rsid="00300d16" officeooo:paragraph-rsid="025261b2" style:font-size-asian="7pt" style:font-weight-asian="normal" style:font-size-complex="7pt" style:font-weight-complex="normal"/>
    </style:style>
    <style:style style:name="P92" style:family="paragraph" style:parent-style-name="Table_20_Contents">
      <style:paragraph-properties fo:margin-left="0cm" fo:margin-right="0cm" fo:text-align="start" style:justify-single-word="false" fo:keep-together="always" fo:text-indent="0cm" style:auto-text-indent="false" fo:background-color="transparent" fo:padding="0.049cm" fo:border="0.06pt solid #999999" style:shadow="none" fo:keep-with-next="always">
        <style:tab-stops/>
        <style:background-image/>
      </style:paragraph-properties>
      <style:text-properties style:font-name="Calibri" fo:font-size="7pt" fo:language="fr" fo:country="FR" fo:font-weight="normal" officeooo:rsid="00300d16" officeooo:paragraph-rsid="026affba" style:font-size-asian="7pt" style:font-weight-asian="normal" style:font-size-complex="7pt" style:font-weight-complex="normal"/>
    </style:style>
    <style:style style:name="P93" style:family="paragraph" style:parent-style-name="Table_20_Contents">
      <style:paragraph-properties fo:margin-left="0cm" fo:margin-right="0cm" fo:text-align="start" style:justify-single-word="false" fo:keep-together="always" fo:text-indent="0cm" style:auto-text-indent="false" fo:background-color="transparent" fo:padding="0.049cm" fo:border="0.06pt solid #999999" style:shadow="none" fo:keep-with-next="always">
        <style:tab-stops/>
        <style:background-image/>
      </style:paragraph-properties>
      <style:text-properties style:font-name="Calibri" fo:font-size="7pt" fo:language="fr" fo:country="FR" fo:font-weight="bold" officeooo:rsid="00300d16" officeooo:paragraph-rsid="025261b2" style:font-size-asian="7pt" style:font-weight-asian="bold" style:font-size-complex="7pt" style:font-weight-complex="bold"/>
    </style:style>
    <style:style style:name="P94" style:family="paragraph" style:parent-style-name="Table_20_Contents">
      <style:paragraph-properties fo:margin-left="0cm" fo:margin-right="0cm" fo:text-align="start" style:justify-single-word="false" fo:keep-together="always" fo:text-indent="0cm" style:auto-text-indent="false" fo:background-color="transparent" fo:padding="0.049cm" fo:border="0.06pt solid #999999" style:shadow="none" fo:keep-with-next="always">
        <style:tab-stops/>
        <style:background-image/>
      </style:paragraph-properties>
      <style:text-properties style:font-name="Calibri" fo:font-size="7pt" fo:language="fr" fo:country="FR" fo:font-weight="bold" officeooo:rsid="00300d16" officeooo:paragraph-rsid="026affba" style:font-size-asian="7pt" style:font-weight-asian="bold" style:font-size-complex="7pt" style:font-weight-complex="bold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officeooo:rsid="00300d16" style:font-size-asian="10pt" style:font-size-complex="10pt"/>
    </style:style>
    <style:style style:name="T4" style:family="text">
      <style:text-properties fo:font-size="10pt" fo:font-style="normal" fo:font-weight="normal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style="normal" fo:font-weight="normal" officeooo:rsid="0199ce14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officeooo:rsid="00300d16" style:font-size-asian="8pt" style:font-size-complex="8pt"/>
    </style:style>
    <style:style style:name="T10" style:family="text">
      <style:text-properties fo:font-size="8pt" officeooo:rsid="02542506" style:font-size-asian="8pt" style:font-size-complex="8pt"/>
    </style:style>
    <style:style style:name="T11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Calibri" fo:font-size="10pt" fo:font-style="normal" fo:font-weight="normal" officeooo:rsid="003ad84c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Calibri" fo:font-size="10pt" style:font-size-asian="10pt" style:font-size-complex="10pt"/>
    </style:style>
    <style:style style:name="T14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20dbe48" style:font-size-asian="16pt" style:font-weight-asian="bold" style:font-size-complex="16pt" style:font-weight-complex="bold"/>
    </style:style>
    <style:style style:name="T18" style:family="text">
      <style:text-properties fo:font-size="16pt" fo:font-weight="bold" officeooo:rsid="020f6b5e" style:font-size-asian="16pt" style:font-weight-asian="bold" style:font-size-complex="16pt" style:font-weight-complex="bold"/>
    </style:style>
    <style:style style:name="T19" style:family="text">
      <style:text-properties fo:font-size="16pt" fo:font-weight="bold" officeooo:rsid="02111026" style:font-size-asian="16pt" style:font-weight-asian="bold" style:font-size-complex="16pt" style:font-weight-complex="bold"/>
    </style:style>
    <style:style style:name="T20" style:family="text">
      <style:text-properties officeooo:rsid="00e79c12"/>
    </style:style>
    <style:style style:name="T21" style:family="text">
      <style:text-properties officeooo:rsid="00f6afe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199ce14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f5b1f6" style:font-style-asian="normal" style:font-weight-asian="normal" style:font-style-complex="normal" style:font-weight-complex="normal"/>
    </style:style>
    <style:style style:name="T25" style:family="text">
      <style:text-properties fo:font-style="normal" officeooo:rsid="00f4b71e" style:font-style-asian="normal" style:font-style-complex="normal"/>
    </style:style>
    <style:style style:name="T26" style:family="text">
      <style:text-properties fo:font-style="normal" officeooo:rsid="024d3e08" style:font-style-asian="normal" style:font-style-complex="normal"/>
    </style:style>
    <style:style style:name="T27" style:family="text">
      <style:text-properties officeooo:rsid="0108e264"/>
    </style:style>
    <style:style style:name="T28" style:family="text">
      <style:text-properties style:use-window-font-color="true" style:font-name="Calibri"/>
    </style:style>
    <style:style style:name="T29" style:family="text">
      <style:text-properties style:use-window-font-color="true" fo:font-style="normal" fo:font-weight="bold" style:font-size-asian="16pt" style:font-style-asian="normal" style:font-weight-asian="bold" style:font-style-complex="normal" style:font-weight-complex="bold"/>
    </style:style>
    <style:style style:name="T30" style:family="text">
      <style:text-properties officeooo:rsid="012f134b"/>
    </style:style>
    <style:style style:name="T31" style:family="text">
      <style:text-properties officeooo:rsid="02130c49"/>
    </style:style>
    <style:style style:name="T32" style:family="text">
      <style:text-properties officeooo:rsid="0213b8f2"/>
    </style:style>
    <style:style style:name="T33" style:family="text">
      <style:text-properties officeooo:rsid="00300d16"/>
    </style:style>
    <style:style style:name="T34" style:family="text">
      <style:text-properties officeooo:rsid="02499b0a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2499b0a" style:font-weight-asian="normal" style:font-weight-complex="normal"/>
    </style:style>
    <style:style style:name="T37" style:family="text">
      <style:text-properties fo:font-weight="normal" officeooo:rsid="024a9ec8" style:font-weight-asian="normal" style:font-weight-complex="normal"/>
    </style:style>
    <style:style style:name="T38" style:family="text">
      <style:text-properties fo:font-weight="normal" officeooo:rsid="024e5c08" style:font-weight-asian="normal" style:font-weight-complex="normal"/>
    </style:style>
    <style:style style:name="T39" style:family="text">
      <style:text-properties fo:font-weight="normal" officeooo:rsid="024f5824" style:font-weight-asian="normal" style:font-weight-complex="normal"/>
    </style:style>
    <style:style style:name="T40" style:family="text">
      <style:text-properties fo:font-weight="normal" officeooo:rsid="025261b2" style:font-weight-asian="normal" style:font-weight-complex="normal"/>
    </style:style>
    <style:style style:name="T41" style:family="text">
      <style:text-properties officeooo:rsid="024a9ec8"/>
    </style:style>
    <style:style style:name="T42" style:family="text">
      <style:text-properties officeooo:rsid="024d3e08"/>
    </style:style>
    <style:style style:name="T43" style:family="text">
      <style:text-properties officeooo:rsid="024f5824"/>
    </style:style>
    <style:style style:name="T44" style:family="text">
      <style:text-properties officeooo:rsid="025261b2"/>
    </style:style>
    <style:style style:name="T45" style:family="text">
      <style:text-properties fo:font-size="9pt" officeooo:rsid="00300d16" style:font-size-asian="9pt" style:font-size-complex="9pt"/>
    </style:style>
    <style:style style:name="T46" style:family="text">
      <style:text-properties fo:font-size="7pt" fo:font-weight="normal" officeooo:rsid="02499b0a" style:font-size-asian="7pt" style:font-weight-asian="normal" style:font-size-complex="7pt" style:font-weight-complex="normal"/>
    </style:style>
    <style:style style:name="T47" style:family="text">
      <style:text-properties fo:font-size="7pt" fo:font-weight="normal" officeooo:rsid="024a9ec8" style:font-size-asian="7pt" style:font-weight-asian="normal" style:font-size-complex="7pt" style:font-weight-complex="normal"/>
    </style:style>
    <style:style style:name="T48" style:family="text">
      <style:text-properties fo:font-size="7pt" fo:font-weight="normal" officeooo:rsid="024e5c08" style:font-size-asian="7pt" style:font-weight-asian="normal" style:font-size-complex="7pt" style:font-weight-complex="normal"/>
    </style:style>
    <style:style style:name="T49" style:family="text">
      <style:text-properties fo:font-size="7pt" fo:font-weight="normal" officeooo:rsid="024f5824" style:font-size-asian="7pt" style:font-weight-asian="normal" style:font-size-complex="7pt" style:font-weight-complex="normal"/>
    </style:style>
    <style:style style:name="T50" style:family="text">
      <style:text-properties fo:font-size="7pt" fo:font-weight="normal" officeooo:rsid="025261b2" style:font-size-asian="7pt" style:font-weight-asian="normal" style:font-size-complex="7pt" style:font-weight-complex="normal"/>
    </style:style>
    <style:style style:name="T51" style:family="text">
      <style:text-properties fo:font-size="7pt" fo:font-style="normal" officeooo:rsid="024d3e08" style:font-size-asian="7pt" style:font-style-asian="normal" style:font-size-complex="7pt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4"><text:span text:style-name="T29"><text:text-input text:description="&lt;company.name&gt;">Company Name</text:text-input></text:span><text:span text:style-name="T15"><text:line-break/></text:span><text:span text:style-name="T14"><text:text-input text:description="&lt;company.street&gt;">Street</text:text-input></text:span><text:span text:style-name="T14"> </text:span><text:span text:style-name="T14"><text:text-input text:description="&lt;company.street2&gt;">street2</text:text-input></text:span><text:span text:style-name="T14"><text:line-break/></text:span><text:span text:style-name="T14"><text:text-input text:description="&lt;company.zip&gt;">Zip</text:text-input></text:span><text:span text:style-name="T14"> </text:span><text:span text:style-name="T14"><text:text-input text:description="&lt;company.city&gt;">City</text:text-input></text:span><text:span text:style-name="T14"> </text:span><text:span text:style-name="T14"><text:text-input text:description="&lt;company.country_id.name&gt;">Country</text:text-input></text:span><text:span text:style-name="T11"><text:line-break/></text:span><text:span text:style-name="T11"><text:text-input text:description="&lt;(company.phone and 'Tél.:           ' or '') + (company.phone and company.phone or '')&gt;">Phone</text:text-input></text:span><text:span text:style-name="T11"><text:line-break/></text:span><text:span text:style-name="T11"><text:text-input text:description="&lt;(company.fax and 'Fax:             ' or '') + (company.fax and company.fax or '')&gt;">Fax</text:text-input></text:span><text:span text:style-name="T11"><text:line-break/></text:span><text:span text:style-name="T6"><text:text-input text:description="&lt;company.email and company.email&gt;">Email</text:text-input></text:span></text:p>
          </table:table-cell>
          <table:table-cell table:style-name="Tableau3.A1" office:value-type="string">
            <text:p text:style-name="P7"><draw:frame draw:style-name="fr2" draw:name="image: asimage(company.logo,0,333,200,'px')" text:anchor-type="as-char" svg:width="4.606cm" svg:height="2.769cm" draw:z-index="0"><draw:text-box><text:p text:style-name="Frame_20_contents"/></draw:text-box></draw:frame> </text:p>
          </table:table-cell>
        </table:table-row>
      </table:table>
      <text:p text:style-name="P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5"/>
          </table:table-cell>
          <table:table-cell table:style-name="Tableau1.A1" office:value-type="string">
            <text:p text:style-name="P65"><text:span text:style-name="T24"><text:text-input text:description="&lt;if test=&quot;o.partner_id&quot;&gt;">If</text:text-input></text:span><text:span text:style-name="T24"> </text:span></text:p>
            <text:p text:style-name="P64"><text:span text:style-name="T27">Adresse de </text:span><text:span text:style-name="T25">facturation</text:span>:</text:p>
            <text:p text:style-name="P74"><text:span text:style-name="T13"><text:text-input text:description="&lt; (o.partner_id  and o.partner_id.name) or '' &gt;">Name</text:text-input></text:span><text:span text:style-name="T13"> </text:span></text:p>
            <text:p text:style-name="P70"><text:text-input text:description="&lt;if test=&quot;o.address_invoice_id.name and (o.partner_id.name != o.address_invoice_id.name)&quot;&gt;">If</text:text-input></text:p>
            <text:p text:style-name="P72"><text:span text:style-name="T28"><text:text-input text:description="&lt; (o.address_invoice_id.title and o.address_invoice_id.title.name + ' ') or '' &gt;">Title </text:text-input></text:span><text:span text:style-name="T28"><text:text-input text:description="&lt; (o.address_invoice_id.name) or '' &gt;">Name</text:text-input></text:span></text:p>
            <text:p text:style-name="P73"><text:text-input text:description="&lt;/if&gt;">Endif</text:text-input></text:p>
            <text:p text:style-name="P70"><text:text-input text:description="&lt;if test=&quot;o.address_invoice_id.street&quot;&gt;">If</text:text-input></text:p>
            <text:p text:style-name="P67"><text:text-input text:description="&lt;o.address_invoice_id.street or ''&gt;">Street</text:text-input></text:p>
            <text:p text:style-name="P69"><text:text-input text:description="&lt;/if&gt;">Endif</text:text-input></text:p>
            <text:p text:style-name="P68"><text:text-input text:description="&lt;if test=&quot;o.address_invoice_id.street2&quot;&gt;">If</text:text-input></text:p>
            <text:p text:style-name="P67"><text:text-input text:description="&lt; (o.address_invoice_id and o.address_invoice_id.street2) or '' &gt;">street2</text:text-input></text:p>
            <text:p text:style-name="P68"><text:text-input text:description="&lt;/if&gt;">Endif</text:text-input></text:p>
            <text:p text:style-name="P67"><text:text-input text:description="&lt; (o.address_invoice_id.zip and o.address_invoice_id.zip + ' ') or '' &gt;">Zip </text:text-input><text:text-input text:description="&lt; (o.address_invoice_id.city and o.address_invoice_id.city.upper()) or '' &gt;">City</text:text-input></text:p>
            <text:p text:style-name="P67"><text:text-input text:description="&lt; (o.address_invoice_id and o.address_invoice_id.state_id and o.address_invoice_id.state_id.name + ' ') or ''&gt;">State </text:text-input><text:text-input text:description="&lt; (o.address_invoice_id and o.address_invoice_id.country_id.name.upper()) or '' &gt;">Country</text:text-input></text:p>
            <text:p text:style-name="P67"/>
            <text:p text:style-name="P68"><text:text-input text:description="&lt;if test=&quot;o.address_invoice_id.phone&quot;&gt;">If</text:text-input></text:p>
            <text:p text:style-name="P66"><text:span text:style-name="T23">Tél.: </text:span><text:span text:style-name="T22"><text:text-input text:description="&lt;o.address_invoice_id.phone&gt;">Phone</text:text-input></text:span></text:p>
            <text:p text:style-name="P69"><text:text-input text:description="&lt;/if&gt;">Endif</text:text-input></text:p>
            <text:p text:style-name="P69"><text:text-input text:description="&lt;if test=&quot;o.address_invoice_id.fax&quot;&gt;">If</text:text-input></text:p>
            <text:p text:style-name="P71"><text:span text:style-name="T5">Fax: </text:span><text:span text:style-name="T4"><text:text-input text:description="&lt;o.address_invoice_id.fax&gt;">Fax</text:text-input></text:span></text:p>
            <text:p text:style-name="P69"><text:text-input text:description="&lt;/if&gt;">Endif</text:text-input></text:p>
            <text:p text:style-name="P69"><text:text-input text:description="&lt;if test=&quot;o.partner_id and o.partner_id.vat&quot;&gt;">If</text:text-input></text:p>
            <text:p text:style-name="P71"><text:span text:style-name="T5">TVA: </text:span><text:span text:style-name="T4"><text:text-input text:description="&lt;o.partner_id.vat&gt;">VAT</text:text-input></text:span></text:p>
            <text:p text:style-name="P69"><text:text-input text:description="&lt;/if&gt;">Endif</text:text-input></text:p>
            <text:p text:style-name="P69"><text:text-input text:description="&lt;/if&gt;">Endif</text:text-input></text:p>
          </table:table-cell>
        </table:table-row>
      </table:table>
      <text:p text:style-name="P8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5"><text:text-input text:description="&lt;if test=&quot;o.type == 'out_invoice' and (o.state == 'open' or o.state == 'paid')&quot;&gt;">If</text:text-input></text:p>
            <text:p text:style-name="P6"><text:span text:style-name="T17">Facture</text:span> <text:span text:style-name="T16"><text:text-input text:description="&lt;o.number&gt;">Invoice No</text:text-input></text:span></text:p>
            <text:p text:style-name="P5"><text:text-input text:description="&lt;/if&gt;">Endif</text:text-input></text:p>
            <text:p text:style-name="P28"><text:text-input text:description="&lt;if test=&quot;o.type == 'out_invoice' and o.state == 'proforma2'&quot;&gt;">If</text:text-input></text:p>
            <text:p text:style-name="P45"><text:span text:style-name="T17">PRO-FORMA</text:span> <text:span text:style-name="T16"><text:text-input text:description="&lt;o.number&gt;">Invoice No</text:text-input></text:span></text:p>
            <text:p text:style-name="P29"><text:text-input text:description="&lt;/if&gt;">Endif</text:text-input></text:p>
            <text:p text:style-name="P29"><text:text-input text:description="&lt;if test=&quot;o.type == 'out_invoice' and o.state == 'draft'&quot;&gt;">If</text:text-input></text:p>
            <text:p text:style-name="P46"><text:span text:style-name="T17">Facture </text:span><text:span text:style-name="T18">brouillon</text:span> <text:span text:style-name="T16"><text:text-input text:description="&lt;o.number&gt;">Invoice No</text:text-input></text:span></text:p>
            <text:p text:style-name="P29"><text:text-input text:description="&lt;/if&gt;">Endif</text:text-input></text:p>
            <text:p text:style-name="P29"><text:text-input text:description="&lt;if test=&quot;o.type == 'out_invoice' and o.state == 'cancel'&quot;&gt;">If</text:text-input></text:p>
            <text:p text:style-name="P46"><text:span text:style-name="T17">Facture </text:span><text:span text:style-name="T18">annulée</text:span> <text:span text:style-name="T16"><text:text-input text:description="&lt;o.number&gt;">Invoice No</text:text-input></text:span></text:p>
            <text:p text:style-name="P30"><text:text-input text:description="&lt;/if&gt;">Endif</text:text-input></text:p>
            <text:p text:style-name="P30"><text:text-input text:description="&lt;if test=&quot;o.type=='out_refund'&quot;&gt;">If</text:text-input></text:p>
            <text:p text:style-name="P47"><text:span text:style-name="T19">Note de crédit</text:span> <text:span text:style-name="T16"><text:text-input text:description="&lt;o.number&gt;">Invoice No</text:text-input></text:span></text:p>
            <text:p text:style-name="P30"><text:text-input text:description="&lt;/if&gt;">Endif</text:text-input></text:p>
            <text:p text:style-name="P30"><text:text-input text:description="&lt;if test=&quot;o.type=='in_refund'&quot;&gt;">If</text:text-input></text:p>
            <text:p text:style-name="P47"><text:span text:style-name="T19">Note de crédit fournisseur</text:span> <text:span text:style-name="T16"><text:text-input text:description="&lt;o.number&gt;">Invoice No</text:text-input></text:span></text:p>
            <text:p text:style-name="P30"><text:text-input text:description="&lt;/if&gt;">Endif</text:text-input></text:p>
            <text:p text:style-name="P30"><text:text-input text:description="&lt;if test=&quot;o.type=='in_invoice'&quot;&gt;">If</text:text-input></text:p>
            <text:p text:style-name="P47"><text:span text:style-name="T17">Facture</text:span><text:span text:style-name="T19"> fournisseur</text:span> <text:span text:style-name="T16"><text:text-input text:description="&lt;o.number&gt;">Invoice No</text:text-input></text:span></text:p>
            <text:p text:style-name="P30"><text:text-input text:description="&lt;/if&gt;">Endif</text:text-input></text:p>
          </table:table-cell>
          <table:table-cell table:style-name="Tableau7.B1" office:value-type="string">
            <text:p text:style-name="P35"><text:text-input text:description="&lt;if test=&quot;date_invoice&quot;&gt;">If</text:text-input></text:p>
            <text:p text:style-name="P59"><text:span text:style-name="T30">En d</text:span>ate <text:span text:style-name="T30">du</text:span> <text:span text:style-name="T3"><text:text-input text:description="&lt;formatLang(o.date_invoice,date = True)&gt;">Date</text:text-input></text:span></text:p>
            <text:p text:style-name="P35"><text:span text:style-name="T33"><text:text-input text:description="&lt;/if&gt;">Endif</text:text-input></text:span></text:p>
            <text:p text:style-name="P34"><text:text-input text:description="&lt;if test=&quot;date_due&quot;&gt;">If</text:text-input></text:p>
            <text:p text:style-name="P48"><text:span text:style-name="T31">Échéance au </text:span><text:span text:style-name="T3"><text:text-input text:description="&lt;formatLang(o.date_due,date=True) &gt;">Date d'échéance</text:text-input></text:span></text:p>
            <text:p text:style-name="P34"><text:span text:style-name="T3"><text:text-input text:description="&lt;/if&gt;">Endif</text:text-input></text:span></text:p>
          </table:table-cell>
        </table:table-row>
      </table:table>
      <text:p text:style-name="P8"/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ext:soft-page-break/>
          <table:table-row>
            <table:table-cell table:style-name="Tableau2.A1" office:value-type="string">
              <text:p text:style-name="P57"><text:span text:style-name="T21">Votre</text:span> référence</text:p>
            </table:table-cell>
            <table:table-cell table:style-name="Tableau2.A1" office:value-type="string">
              <text:p text:style-name="P49">Description</text:p>
            </table:table-cell>
            <table:table-cell table:style-name="Tableau2.C1" office:value-type="string">
              <text:p text:style-name="P58">Conditions de <text:span text:style-name="T32">règlement</text:span></text:p>
            </table:table-cell>
          </table:table-row>
        </table:table-header-rows>
        <table:table-row table:style-name="Tableau2.2">
          <table:table-cell table:style-name="Tableau2.A2" office:value-type="float" office:value="0">
            <text:p text:style-name="P39"><text:text-input text:description="&lt;o.address_invoice_id  and o.address_invoice_id.partner_id and o.address_invoice_id.partner_id.ref or ''&gt;">Reference</text:text-input> <text:text-input text:description="&lt;o.client_order_ref or ''&gt;">Reference</text:text-input></text:p>
          </table:table-cell>
          <table:table-cell table:style-name="Tableau2.A2" office:value-type="float" office:value="0">
            <text:p text:style-name="P38"><text:text-input text:description="&lt;o.name&gt;">Description</text:text-input></text:p>
          </table:table-cell>
          <table:table-cell table:style-name="Tableau2.C2" office:value-type="float" office:value="0">
            <text:p text:style-name="P42"><text:text-input text:description="&lt;(o.payment_term and o.payment_term.note) or ''&gt;">Conditions de règlement</text:text-input></text:p>
          </table:table-cell>
        </table:table-row>
      </table:table>
      <text:p text:style-name="P26"><text:text-input text:description="&lt;if test=&quot;o.comment&quot;&gt;">If</text:text-input></text:p>
      <text:p text:style-name="P44"/>
      <text:p text:style-name="P14"><text:text-input text:description="&lt;format(o.comment or '')&gt;">Notes</text:text-input></text:p>
      <text:p text:style-name="P26"><text:text-input text:description="&lt;/if&gt;">Endif</text:text-input></text:p>
      <text:p text:style-name="P11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header-rows>
          <table:table-row table:style-name="Tableau4.1">
            <table:table-cell table:style-name="Tableau4.A1" table:number-columns-spanned="2" office:value-type="string">
              <text:p text:style-name="P50">Description </text:p>
            </table:table-cell>
            <table:covered-table-cell/>
            <table:table-cell table:style-name="Tableau4.A1" office:value-type="string">
              <text:p text:style-name="P51"><text:s/><text:span text:style-name="T20">Taxes</text:span> </text:p>
            </table:table-cell>
            <table:table-cell table:style-name="Tableau4.A1" office:value-type="string">
              <text:p text:style-name="P52">Prix tarif (HT)</text:p>
            </table:table-cell>
            <table:table-cell table:style-name="Tableau4.A1" office:value-type="string">
              <text:p text:style-name="P52">Rem.(%)</text:p>
            </table:table-cell>
            <table:table-cell table:style-name="Tableau4.A1" office:value-type="string">
              <text:p text:style-name="P53">P.U.(HT)</text:p>
            </table:table-cell>
            <table:table-cell table:style-name="Tableau4.A1" office:value-type="string">
              <text:p text:style-name="P54">Qté</text:p>
            </table:table-cell>
            <table:table-cell table:style-name="Tableau4.H1" office:value-type="string">
              <text:p text:style-name="P55">Prix net (HT)</text:p>
            </table:table-cell>
          </table:table-row>
        </table:table-header-rows>
        <table:table-row table:style-name="Tableau4.1">
          <table:table-cell table:style-name="Tableau4.A2" table:number-columns-spanned="8" office:value-type="string">
            <text:p text:style-name="P40"><text:text-input text:description="&lt;for each=&quot;line in o.abstract_line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8" office:value-type="float" office:value="0">
            <text:p text:style-name="P32"><text:text-input text:description="&lt;if test=&quot;line.state == 'title' 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4">
          <table:table-cell table:style-name="Tableau4.A4" table:number-columns-spanned="8" office:value-type="float" office:value="0">
            <text:p text:style-name="P60"><text:text-input text:description="&lt;line.name&gt;">Titr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8" office:value-type="float" office:value="0">
            <text:p text:style-name="P32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8" office:value-type="float" office:value="0">
            <text:p text:style-name="P75"><text:text-input text:description="&lt;if test=&quot;line.state == 'text' 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8" office:value-type="float" office:value="0">
            <text:p text:style-name="P76"><text:span text:style-name="T9"><text:text-input text:description="&lt;line.name or ''&gt;">Remarque :</text:text-input></text:span><text:span text:style-name="T9"> </text:span><text:span text:style-name="T7"><text:text-input text:description="&lt;line.note and (': ' + line.note) or ''&gt;">Notes et commentaires sur la remarque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8" office:value-type="float" office:value="0">
            <text:p text:style-name="P75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8" office:value-type="float" office:value="0">
            <text:p text:style-name="P27"><text:text-input text:description="&lt;if test=&quot;line.state == 'line' 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0">
          <table:table-cell table:style-name="Tableau4.A10" table:number-columns-spanned="8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8" office:value-type="float" office:value="0">
            <text:p text:style-name="P32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8" office:value-type="float" office:value="0">
            <text:p text:style-name="P33"><text:text-input text:description="&lt;if test=&quot;(line.state == 'subtotal')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13" table:number-columns-spanned="7" office:value-type="float" office:value="0">
            <text:p text:style-name="P36">Sous-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4.H13" office:value-type="float" office:value="0">
            <text:p text:style-name="P24"><text:text-input text:description="&lt;formatLang(current_subtotal(o,line), dp='Sale Price', currency_obj=o.pricelist_id.currency_id)&gt;">Unit Price</text:text-input></text:p>
          </table:table-cell>
        </table:table-row>
        <table:table-row table:style-name="Tableau4.3">
          <table:table-cell table:style-name="Tableau4.A3" table:number-columns-spanned="8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8" office:value-type="float" office:value="0">
            <text:p text:style-name="P77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8" office:value-type="float" office:value="0">
            <text:p text:style-name="P31"><text:text-input text:description="&lt;if test=&quot;(line.state == 'article') 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17" table:number-columns-spanned="2" office:value-type="float" office:value="0">
            <text:p text:style-name="P31"><text:text-input text:description="&lt;line.name&gt;">Produit</text:text-input></text:p>
          </table:table-cell>
          <table:covered-table-cell/>
          <table:table-cell table:style-name="Tableau4.C17" office:value-type="float" office:value="0">
            <text:p text:style-name="P62"><text:text-input text:description="&lt;', '.join(map(lambda x: x.name, line.invoice_line_tax_id))&gt;">Tax</text:text-input></text:p>
          </table:table-cell>
          <table:table-cell table:style-name="Tableau4.D17" office:value-type="float" office:value="0">
            <text:p text:style-name="P21"><text:text-input text:description="&lt;formatLang(line.price_unit, dp='Account', currency_obj=o.currency_id)&gt;">Unit Price</text:text-input></text:p>
          </table:table-cell>
          <table:table-cell table:style-name="Tableau4.E17" office:value-type="float" office:value="0">
            <text:p text:style-name="P21"><text:text-input text:description="&lt;formatLang(line.discount, digits=get_digits(dp='Account'))&gt;">Discount</text:text-input></text:p>
          </table:table-cell>
          <table:table-cell table:style-name="Tableau4.F17" office:value-type="float" office:value="0">
            <text:p text:style-name="P22"><text:text-input text:description="&lt;formatLang(line.price_discount, dp='Account', currency_obj=o.currency_id)&gt;">Discounted Price</text:text-input></text:p>
          </table:table-cell>
          <table:table-cell table:style-name="Tableau4.G17" office:value-type="float" office:value="0">
            <text:p text:style-name="P61"><text:text-input text:description="&lt;(formatLang(line.uos_id and line.quantity or line.quantity)) + ' ' + (line.uos_id and line.uos_id.name or line.uos_id.name)&gt;">Qty</text:text-input></text:p>
          </table:table-cell>
          <table:table-cell table:style-name="Tableau4.A3" office:value-type="float" office:value="0">
            <text:p text:style-name="P23"><text:text-input text:description="&lt;formatLang(line.price_subtotal, dp='Account', currency_obj=o.currency_id)&gt;">Unit Price</text:text-input></text:p>
          </table:table-cell>
        </table:table-row>
        <table:table-row table:style-name="Tableau4.18">
          <table:table-cell table:style-name="Tableau4.A3" table:number-columns-spanned="8" office:value-type="float" office:value="0">
            <text:p text:style-name="P79"><text:text-input text:description="&lt;if test=&quot;line.note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8">
          <table:table-cell table:style-name="Tableau4.A19">
            <text:p text:style-name="P80"><draw:frame draw:style-name="fr3" draw:name="images1" text:anchor-type="as-char" svg:width="0.547cm" svg:height="0.547cm" draw:z-index="4"><draw:image xlink:href="Pictures/1000020100000020000000209F13D44B.png" xlink:type="simple" xlink:show="embed" xlink:actuate="onLoad"/></draw:frame></text:p>
          </table:table-cell>
          <table:table-cell table:style-name="Tableau4.B19" table:number-columns-spanned="7" office:value-type="float" office:value="0">
            <text:p text:style-name="P81"><text:text-input text:description="&lt;line.note or ''&gt;">Not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8">
          <table:table-cell table:style-name="Tableau4.A3" table:number-columns-spanned="8" office:value-type="float" office:value="0">
            <text:p text:style-name="P79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8">
          <table:table-cell table:style-name="Tableau4.A3" table:number-columns-spanned="8" office:value-type="float" office:value="0">
            <text:p text:style-name="P78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22">
          <table:table-cell table:style-name="Tableau4.A3" table:number-columns-spanned="8" office:value-type="float" office:value="0">
            <text:p text:style-name="P40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table:number-columns-spanned="3" office:value-type="string">
            <text:p text:style-name="P85"><text:text-input text:description="&lt;if test=&quot;o.user_id and o.user_id.signature&quot;&gt;">If</text:text-input></text:p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85"><draw:frame draw:style-name="fr3" draw:name="images3" text:anchor-type="as-char" svg:width="0.462cm" svg:height="0.462cm" draw:z-index="5"><draw:image xlink:href="Pictures/100002010000002000000020A2686478.png" xlink:type="simple" xlink:show="embed" xlink:actuate="onLoad"/></draw:frame></text:p>
                </table:table-cell>
                <table:table-cell table:style-name="Tableau6.B1" office:value-type="string">
                  <text:p text:style-name="P82"><text:text-input text:description="&lt;o.user_id.signature&gt;">Signature</text:text-input></text:p>
                </table:table-cell>
              </table:table-row>
            </table:table>
            <text:p text:style-name="P85"><text:text-input text:description="&lt;/if&gt;">EndIf</text:text-input></text:p>
          </table:table-cell>
          <table:covered-table-cell/>
          <table:covered-table-cell/>
          <table:table-cell table:style-name="Tableau5.A1" office:value-type="string">
            <table:table table:name="Tableau8" table:style-name="Tableau8">
              <table:table-column table:style-name="Tableau8.A"/>
              <table:table-column table:style-name="Tableau8.B"/>
              <table:table-row>
                <table:table-cell table:style-name="Tableau8.A1" office:value-type="string">
                  <text:p text:style-name="P56">Total (HT)</text:p>
                </table:table-cell>
                <table:table-cell table:style-name="Tableau8.B1" office:value-type="string">
                  <text:p text:style-name="P43"><text:text-input text:description="&lt;formatLang(o.amount_untaxed, dp='Account', currency_obj=o.currency_id)&gt;">Price</text:text-input></text:p>
                </table:table-cell>
              </table:table-row>
              <table:table-row>
                <table:table-cell table:style-name="Tableau8.A2" office:value-type="string">
                  <text:p text:style-name="P56">Taxes</text:p>
                </table:table-cell>
                <table:table-cell table:style-name="Tableau8.B2" office:value-type="string">
                  <text:p text:style-name="P41"><text:text-input text:description="&lt;formatLang(o.amount_tax, dp='Account', currency_obj=o.currency_id)&gt;">Taxes</text:text-input></text:p>
                </table:table-cell>
              </table:table-row>
              <table:table-row>
                <table:table-cell table:style-name="Tableau8.A2" office:value-type="string">
                  <text:p text:style-name="P56">Total (TTC)</text:p>
                </table:table-cell>
                <table:table-cell table:style-name="Tableau8.B3" office:value-type="string">
                  <text:p text:style-name="P43"><text:text-input text:description="&lt;formatLang(o.amount_total, dp='Account', currency_obj=o.currency_id)&gt;">Total</text:text-input></text:p>
                </table:table-cell>
              </table:table-row>
            </table:table>
            <text:p text:style-name="P56"/>
          </table:table-cell>
        </table:table-row>
        <table:table-row table:style-name="Tableau5.2">
          <table:table-cell table:style-name="Tableau5.A2" table:number-columns-spanned="4" office:value-type="string">
            <text:p text:style-name="P90"><text:span text:style-name="T20"/></text:p>
          </table:table-cell>
          <table:covered-table-cell/>
          <table:covered-table-cell/>
          <table:covered-table-cell/>
        </table:table-row>
        <table:table-row>
          <table:table-cell table:style-name="Tableau5.A3" office:value-type="string">
            <text:p text:style-name="P90"><text:span text:style-name="T20">Taxes</text:span></text:p>
          </table:table-cell>
          <table:table-cell table:style-name="Tableau5.A3" office:value-type="string">
            <text:p text:style-name="P89">Base</text:p>
          </table:table-cell>
          <table:table-cell table:style-name="Tableau5.C3" office:value-type="string">
            <text:p text:style-name="P89">Montant</text:p>
          </table:table-cell>
          <table:table-cell table:style-name="Tableau5.A2" office:value-type="string">
            <text:p text:style-name="P56"/>
          </table:table-cell>
        </table:table-row>
        <table:table-row>
          <table:table-cell table:style-name="Tableau5.A4" table:number-columns-spanned="3" office:value-type="string">
            <text:p text:style-name="P86"><text:text-input text:description="&lt;for each=&quot;line in o.tax_line&quot;&gt;">Start For</text:text-input></text:p>
          </table:table-cell>
          <table:covered-table-cell/>
          <table:covered-table-cell/>
          <table:table-cell table:style-name="Tableau5.A2" office:value-type="string">
            <text:p text:style-name="P56"/>
          </table:table-cell>
        </table:table-row>
        <table:table-row table:style-name="Tableau5.5">
          <table:table-cell table:style-name="Tableau5.A5" office:value-type="string">
            <text:p text:style-name="P83"><text:text-input text:description="&lt;line.name&gt;">Taxe</text:text-input></text:p>
          </table:table-cell>
          <table:table-cell table:style-name="Tableau5.B5" office:value-type="string">
            <text:p text:style-name="P84"><text:span text:style-name="T45"><text:text-input text:description="&lt;formatLang(line.base, dp='Account', currency_obj=o.currency_id)&gt;">Base</text:text-input></text:span></text:p>
          </table:table-cell>
          <table:table-cell table:style-name="Tableau5.C5" office:value-type="string">
            <text:p text:style-name="P84"><text:span text:style-name="T45"><text:text-input text:description="&lt;formatLang(line.amount, dp='Account', currency_obj=o.currency_id)&gt;">Amount</text:text-input></text:span></text:p>
          </table:table-cell>
          <table:table-cell table:style-name="Tableau5.A2" office:value-type="string">
            <text:p text:style-name="P56"/>
          </table:table-cell>
        </table:table-row>
        <table:table-row>
          <table:table-cell table:style-name="Tableau5.A6" table:number-columns-spanned="3" office:value-type="string">
            <text:p text:style-name="P86"><text:text-input text:description="&lt;/for&gt;">End For</text:text-input></text:p>
          </table:table-cell>
          <table:covered-table-cell/>
          <table:covered-table-cell/>
          <table:table-cell table:style-name="Tableau5.A2" office:value-type="string">
            <text:p text:style-name="P56"/>
          </table:table-cell>
        </table:table-row>
      </table:table>
      <text:p text:style-name="P87"/>
      <text:p text:style-name="P15"><text:soft-page-break/><text:span text:style-name="T26">PÉNALITÉS DE RETARD:<text:line-break/></text:span><text:span text:style-name="T36">- Pour tout paiement après échéance, des pénalités de retard sont exigibles à un taux égal à 3 fois le taux légal (</text:span><text:span text:style-name="T37">article L441-6 modifié par LOI n°2012-1270 du 20 novembre 2012).<text:line-break/>- Les pénalités de retard sont exigibles immédiatement sans rappel (article L441-3 et L441-6 du code de commerce).<text:line-break/></text:span><text:span text:style-name="T38">- Indemnité </text:span><text:span text:style-name="T39">forfaitaire</text:span><text:span text:style-name="T38"> pour frais de recouvrement de 40€, non assujettie à TVA </text:span><text:span text:style-name="T40">(article 121-II de la loi n° 2012-387 du 22 mars 2012)</text:span><text:span text:style-name="T38">.</text:span></text:p>
      <text:p text:style-name="P17"/>
      <text:p text:style-name="P19"><text:span text:style-name="T34">RÉSERVE DE PROPRIÉTÉ:<text:line-break/></text:span><text:span text:style-name="T36">- Nous nous réservons la propriété des marchandises jusqu'au complet paiement du prix par l'acheteur.<text:line-break/>- Notre droit de revendicaton porte aussi bien sur les marchandises que sur leur prix si elles ont déjà été revendues (Loi du 12 mai 1980).</text:span></text:p>
      <text:p text:style-name="P91"><text:text-input text:description="&lt;if test=&quot;o.fiscal_position&quot;&gt;">If</text:text-input></text:p>
      <text:p text:style-name="P91"/>
      <text:p text:style-name="P93"><text:span text:style-name="T44">POSITION FISCALE:<text:line-break/></text:span><text:span text:style-name="T35"><text:text-input text:description="&lt;(o.fiscal_position.note)&gt;">Mention légale</text:text-input></text:span></text:p>
      <text:p text:style-name="P91"><text:text-input text:description="&lt;/if&gt;">EndIf</text:text-input></text:p>
      <text:p text:style-name="P8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11cm" svg:width="2cm" draw:z-index="3"><draw:text-box fo:min-height="1.065cm"><text:p text:style-name="MP2"/><text:p text:style-name="MP2"/><text:p text:style-name="MP3"><text:span text:style-name="MT1">Page </text:span><text:span text:style-name="MT1"><text:page-number text:select-page="current">1</text:page-number></text:span><text:span text:style-name="MT1"> sur </text:span><text:span text:style-name="MT1"><text:page-count>3</text:page-count></text:span></text:p></draw:text-box></draw:frame><text:text-input text:description="&lt;company.rml_footer1 and company.rml_footer1&gt;">Pied de page d'information générale</text:text-input></text:p>
        <text:p text:style-name="MP1"><text:text-input text:description="&lt;company.rml_footer2 and company.rml_footer2&gt;">Pied de page des comptes bancaires</text:text-input></text:p>
        <text:p text:style-name="MP1"><text:span text:style-name="MT2">Contact: </text:span><text:text-input text:description="&lt;user.name&gt;">User name</text:text-inpu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12-02T15:03:59.448000000</dc:date>
    <meta:editing-duration>P1DT4H30M7S</meta:editing-duration>
    <meta:editing-cycles>764</meta:editing-cycles>
    <meta:generator>LibreOffice/4.1.0.4$Windows_x86 LibreOffice_project/89ea49ddacd9aa532507cbf852f2bb22b1ace28</meta:generator>
    <meta:document-statistic meta:table-count="8" meta:image-count="2" meta:object-count="0" meta:page-count="3" meta:paragraph-count="123" meta:word-count="328" meta:character-count="1826" meta:non-whitespace-character-count="1612"/>
    <meta:user-defined meta:name="Info 1"/>
    <meta:user-defined meta:name="Info 2"/>
    <meta:user-defined meta:name="Info 3"/>
    <meta:user-defined meta:name="Info 4"/>
  </office:meta>
</office:document-meta>
</file>